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46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307in"/>
    </style:style>
    <style:style style:name="co4" style:family="table-column">
      <style:table-column-properties fo:break-before="auto" style:column-width="1.61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3299in"/>
    </style:style>
    <style:style style:name="co7" style:family="table-column">
      <style:table-column-properties fo:break-before="auto" style:column-width="2.6598in"/>
    </style:style>
    <style:style style:name="co8" style:family="table-column">
      <style:table-column-properties fo:break-before="auto" style:column-width="1.2819in"/>
    </style:style>
    <style:style style:name="co9" style:family="table-column">
      <style:table-column-properties fo:break-before="auto" style:column-width="7.3772in"/>
    </style:style>
    <style:style style:name="co10" style:family="table-column">
      <style:table-column-properties fo:break-before="auto" style:column-width="1.802in"/>
    </style:style>
    <style:style style:name="co11" style:family="table-column">
      <style:table-column-properties fo:break-before="auto" style:column-width="3.6244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rimson Pro Light"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States/UTS</text:p>
          </table:table-cell>
          <table:table-cell office:value-type="string" calcext:value-type="string">
            <text:p>Funds*</text:p>
          </table:table-cell>
          <table:table-cell office:value-type="string" calcext:value-type="string">
            <text:p>Functions*</text:p>
          </table:table-cell>
          <table:table-cell office:value-type="string" calcext:value-type="string">
            <text:p>Functionaries*</text:p>
          </table:table-cell>
          <table:table-cell office:value-type="string" calcext:value-type="string">
            <text:p>Funds†</text:p>
          </table:table-cell>
          <table:table-cell office:value-type="string" calcext:value-type="string">
            <text:p>Functions†</text:p>
          </table:table-cell>
          <table:table-cell office:value-type="string" calcext:value-type="string">
            <text:p>Functionaries†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unachal Pradesh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am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har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harkhand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a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jarat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-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harashtra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---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kkim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tarancha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--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and N Islands</text:p>
          </table:table-cell>
          <table:table-cell office:value-type="string" calcext:value-type="string">
            <text:p>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digarh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--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 and N Haveli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--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CT Delhi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string" calcext:value-type="string">
            <text:p>--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ndicherry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Name of Scheme/Programme</text:p>
          </table:table-cell>
          <table:table-cell office:value-type="string" calcext:value-type="string">
            <text:p>Outlay</text:p>
          </table:table-cell>
        </table:table-row>
        <table:table-row table:style-name="ro2">
          <table:table-cell office:value-type="string" calcext:value-type="string">
            <text:p>Crop husbandry</text:p>
          </table:table-cell>
          <table:table-cell office:value-type="float" office:value="1268.77" calcext:value-type="float">
            <text:p>1268.77</text:p>
          </table:table-cell>
        </table:table-row>
        <table:table-row table:style-name="ro2">
          <table:table-cell office:value-type="string" calcext:value-type="string">
            <text:p>Soil and water conservation</text:p>
          </table:table-cell>
          <table:table-cell office:value-type="float" office:value="643.5" calcext:value-type="float">
            <text:p>643.5</text:p>
          </table:table-cell>
        </table:table-row>
        <table:table-row table:style-name="ro2">
          <table:table-cell office:value-type="string" calcext:value-type="string">
            <text:p>Animal husbandry</text:p>
          </table:table-cell>
          <table:table-cell office:value-type="float" office:value="354.19" calcext:value-type="float">
            <text:p>354.19</text:p>
          </table:table-cell>
        </table:table-row>
        <table:table-row table:style-name="ro2">
          <table:table-cell office:value-type="string" calcext:value-type="string">
            <text:p>Dairy development</text:p>
          </table:table-cell>
          <table:table-cell office:value-type="float" office:value="49.87" calcext:value-type="float">
            <text:p>49.87</text:p>
          </table:table-cell>
        </table:table-row>
        <table:table-row table:style-name="ro2">
          <table:table-cell office:value-type="string" calcext:value-type="string">
            <text:p>Fisheries</text:p>
          </table:table-cell>
          <table:table-cell office:value-type="float" office:value="205.95" calcext:value-type="float">
            <text:p>205.95</text:p>
          </table:table-cell>
        </table:table-row>
        <table:table-row table:style-name="ro2">
          <table:table-cell office:value-type="string" calcext:value-type="string">
            <text:p>Forestry and wildlife</text:p>
          </table:table-cell>
          <table:table-cell office:value-type="float" office:value="1393.03" calcext:value-type="float">
            <text:p>1393.03</text:p>
          </table:table-cell>
        </table:table-row>
        <table:table-row table:style-name="ro2">
          <table:table-cell office:value-type="string" calcext:value-type="string">
            <text:p>Plantations</text:p>
          </table:table-cell>
          <table:table-cell office:value-type="float" office:value="4.63" calcext:value-type="float">
            <text:p>4.63</text:p>
          </table:table-cell>
        </table:table-row>
        <table:table-row table:style-name="ro2">
          <table:table-cell office:value-type="string" calcext:value-type="string">
            <text:p>Agricultural research and education</text:p>
          </table:table-cell>
          <table:table-cell office:value-type="float" office:value="292.21" calcext:value-type="float">
            <text:p>292.21</text:p>
          </table:table-cell>
        </table:table-row>
        <table:table-row table:style-name="ro2">
          <table:table-cell office:value-type="string" calcext:value-type="string">
            <text:p>Agricultural finance institutions</text:p>
          </table:table-cell>
          <table:table-cell office:value-type="float" office:value="61.63" calcext:value-type="float">
            <text:p>61.63</text:p>
          </table:table-cell>
        </table:table-row>
        <table:table-row table:style-name="ro2">
          <table:table-cell office:value-type="string" calcext:value-type="string">
            <text:p>Other agricultural programmes</text:p>
          </table:table-cell>
          <table:table-cell office:value-type="float" office:value="98.18" calcext:value-type="float">
            <text:p>98.18</text:p>
          </table:table-cell>
        </table:table-row>
        <table:table-row table:style-name="ro2">
          <table:table-cell office:value-type="string" calcext:value-type="string">
            <text:p>IRDP and allied programme</text:p>
          </table:table-cell>
          <table:table-cell office:value-type="float" office:value="516.16" calcext:value-type="float">
            <text:p>516.16</text:p>
          </table:table-cell>
        </table:table-row>
        <table:table-row table:style-name="ro2">
          <table:table-cell office:value-type="string" calcext:value-type="string">
            <text:p>NREP/JRY</text:p>
          </table:table-cell>
          <table:table-cell office:value-type="float" office:value="1161.22" calcext:value-type="float">
            <text:p>1161.22</text:p>
          </table:table-cell>
        </table:table-row>
        <table:table-row table:style-name="ro2">
          <table:table-cell office:value-type="string" calcext:value-type="string">
            <text:p>Other programmes like EAS, etc</text:p>
          </table:table-cell>
          <table:table-cell office:value-type="float" office:value="1062.46" calcext:value-type="float">
            <text:p>1062.46</text:p>
          </table:table-cell>
        </table:table-row>
        <table:table-row table:style-name="ro2">
          <table:table-cell office:value-type="string" calcext:value-type="string">
            <text:p>Land reform</text:p>
          </table:table-cell>
          <table:table-cell office:value-type="float" office:value="294.08" calcext:value-type="float">
            <text:p>294.08</text:p>
          </table:table-cell>
        </table:table-row>
        <table:table-row table:style-name="ro2">
          <table:table-cell office:value-type="string" calcext:value-type="string">
            <text:p>Minor irrigation</text:p>
          </table:table-cell>
          <table:table-cell office:value-type="float" office:value="1907.93" calcext:value-type="float">
            <text:p>1907.93</text:p>
          </table:table-cell>
        </table:table-row>
        <table:table-row table:style-name="ro2">
          <table:table-cell office:value-type="string" calcext:value-type="string">
            <text:p>Non conventional sources of energy</text:p>
          </table:table-cell>
          <table:table-cell office:value-type="float" office:value="119.43" calcext:value-type="float">
            <text:p>119.43</text:p>
          </table:table-cell>
        </table:table-row>
        <table:table-row table:style-name="ro2">
          <table:table-cell office:value-type="string" calcext:value-type="string">
            <text:p>Village and small industries</text:p>
          </table:table-cell>
          <table:table-cell office:value-type="float" office:value="800.87" calcext:value-type="float">
            <text:p>800.87</text:p>
          </table:table-cell>
        </table:table-row>
        <table:table-row table:style-name="ro2">
          <table:table-cell office:value-type="string" calcext:value-type="string">
            <text:p>Roads and bridges</text:p>
          </table:table-cell>
          <table:table-cell office:value-type="float" office:value="8128.44" calcext:value-type="float">
            <text:p>8128.44</text:p>
          </table:table-cell>
        </table:table-row>
        <table:table-row table:style-name="ro2">
          <table:table-cell office:value-type="string" calcext:value-type="string">
            <text:p>Road transport</text:p>
          </table:table-cell>
          <table:table-cell office:value-type="float" office:value="1265.3" calcext:value-type="float">
            <text:p>1265.3</text:p>
          </table:table-cell>
        </table:table-row>
        <table:table-row table:style-name="ro2">
          <table:table-cell office:value-type="string" calcext:value-type="string">
            <text:p>Inland water transport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2">
          <table:table-cell office:value-type="string" calcext:value-type="string">
            <text:p>Other transport services</text:p>
          </table:table-cell>
          <table:table-cell office:value-type="float" office:value="614.5" calcext:value-type="float">
            <text:p>614.5</text:p>
          </table:table-cell>
        </table:table-row>
        <table:table-row table:style-name="ro2">
          <table:table-cell office:value-type="string" calcext:value-type="string">
            <text:p>General education</text:p>
          </table:table-cell>
          <table:table-cell office:value-type="float" office:value="4972.07" calcext:value-type="float">
            <text:p>4972.07</text:p>
          </table:table-cell>
        </table:table-row>
        <table:table-row table:style-name="ro2">
          <table:table-cell office:value-type="string" calcext:value-type="string">
            <text:p>Technical education</text:p>
          </table:table-cell>
          <table:table-cell office:value-type="float" office:value="422.49" calcext:value-type="float">
            <text:p>422.49</text:p>
          </table:table-cell>
        </table:table-row>
        <table:table-row table:style-name="ro2">
          <table:table-cell office:value-type="string" calcext:value-type="string">
            <text:p>Art and culture</text:p>
          </table:table-cell>
          <table:table-cell office:value-type="float" office:value="171.07" calcext:value-type="float">
            <text:p>171.07</text:p>
          </table:table-cell>
        </table:table-row>
        <table:table-row table:style-name="ro2">
          <table:table-cell office:value-type="string" calcext:value-type="string">
            <text:p>Medical and public health</text:p>
          </table:table-cell>
          <table:table-cell office:value-type="float" office:value="3306.64" calcext:value-type="float">
            <text:p>3306.64</text:p>
          </table:table-cell>
        </table:table-row>
        <table:table-row table:style-name="ro2">
          <table:table-cell office:value-type="string" calcext:value-type="string">
            <text:p>Water supply and sanitation</text:p>
          </table:table-cell>
          <table:table-cell office:value-type="float" office:value="6031.74" calcext:value-type="float">
            <text:p>6031.74</text:p>
          </table:table-cell>
        </table:table-row>
        <table:table-row table:style-name="ro2">
          <table:table-cell office:value-type="string" calcext:value-type="string">
            <text:p>Housing</text:p>
          </table:table-cell>
          <table:table-cell office:value-type="float" office:value="1936.57" calcext:value-type="float">
            <text:p>1936.57</text:p>
          </table:table-cell>
        </table:table-row>
        <table:table-row table:style-name="ro2">
          <table:table-cell office:value-type="string" calcext:value-type="string">
            <text:p>Welfare of Scs, STs and OBCs</text:p>
          </table:table-cell>
          <table:table-cell office:value-type="float" office:value="1972.99" calcext:value-type="float">
            <text:p>1972.99</text:p>
          </table:table-cell>
        </table:table-row>
        <table:table-row table:style-name="ro2">
          <table:table-cell office:value-type="string" calcext:value-type="string">
            <text:p>Social welfare</text:p>
          </table:table-cell>
          <table:table-cell office:value-type="float" office:value="904.26" calcext:value-type="float">
            <text:p>904.26</text:p>
          </table:table-cell>
        </table:table-row>
        <table:table-row table:style-name="ro2">
          <table:table-cell office:value-type="string" calcext:value-type="string">
            <text:p>Nutrition</text:p>
          </table:table-cell>
          <table:table-cell office:value-type="float" office:value="721.79" calcext:value-type="float">
            <text:p>721.79</text:p>
          </table:table-cell>
        </table:table-row>
        <table:table-row table:style-name="ro2">
          <table:table-cell office:value-type="string" calcext:value-type="string">
            <text:p>Other social services</text:p>
          </table:table-cell>
          <table:table-cell office:value-type="float" office:value="119.86" calcext:value-type="float">
            <text:p>119.86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40818.65" calcext:value-type="float">
            <text:p>40818.65</text:p>
          </table:table-cell>
        </table:table-row>
      </table:table>
      <table:table table:name="Sheet3" table:style-name="ta1">
        <table:table-column table:style-name="co7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Name of Scheme/Programme</text:p>
          </table:table-cell>
          <table:table-cell office:value-type="string" calcext:value-type="string">
            <text:p>Outlay</text:p>
          </table:table-cell>
        </table:table-row>
        <table:table-row table:style-name="ro2">
          <table:table-cell office:value-type="string" calcext:value-type="string">
            <text:p>Crop husbandry</text:p>
          </table:table-cell>
          <table:table-cell office:value-type="float" office:value="1380.22" calcext:value-type="float">
            <text:p>1380.22</text:p>
          </table:table-cell>
        </table:table-row>
        <table:table-row table:style-name="ro2">
          <table:table-cell office:value-type="string" calcext:value-type="string">
            <text:p>Soil and water conservation</text:p>
          </table:table-cell>
          <table:table-cell office:value-type="float" office:value="63.42" calcext:value-type="float">
            <text:p>63.42</text:p>
          </table:table-cell>
        </table:table-row>
        <table:table-row table:style-name="ro2">
          <table:table-cell office:value-type="string" calcext:value-type="string">
            <text:p>Animal husbandry</text:p>
          </table:table-cell>
          <table:table-cell office:value-type="float" office:value="77.07" calcext:value-type="float">
            <text:p>77.07</text:p>
          </table:table-cell>
        </table:table-row>
        <table:table-row table:style-name="ro2">
          <table:table-cell office:value-type="string" calcext:value-type="string">
            <text:p>Dairy development</text:p>
          </table:table-cell>
          <table:table-cell office:value-type="float" office:value="36.45" calcext:value-type="float">
            <text:p>36.45</text:p>
          </table:table-cell>
        </table:table-row>
        <table:table-row table:style-name="ro2">
          <table:table-cell office:value-type="string" calcext:value-type="string">
            <text:p>Fisheries</text:p>
          </table:table-cell>
          <table:table-cell office:value-type="float" office:value="116.61" calcext:value-type="float">
            <text:p>116.61</text:p>
          </table:table-cell>
        </table:table-row>
        <table:table-row table:style-name="ro2">
          <table:table-cell office:value-type="string" calcext:value-type="string">
            <text:p>Forestry and wildlife</text:p>
          </table:table-cell>
          <table:table-cell office:value-type="float" office:value="281.65" calcext:value-type="float">
            <text:p>281.65</text:p>
          </table:table-cell>
        </table:table-row>
        <table:table-row table:style-name="ro2">
          <table:table-cell office:value-type="string" calcext:value-type="string">
            <text:p>Plantations</text:p>
          </table:table-cell>
          <table:table-cell office:value-type="float" office:value="169.35" calcext:value-type="float">
            <text:p>169.35</text:p>
          </table:table-cell>
        </table:table-row>
        <table:table-row table:style-name="ro2">
          <table:table-cell office:value-type="string" calcext:value-type="string">
            <text:p>Agricultural research and education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Other agricultural programmes</text:p>
          </table:table-cell>
          <table:table-cell office:value-type="float" office:value="28.76" calcext:value-type="float">
            <text:p>28.76</text:p>
          </table:table-cell>
        </table:table-row>
        <table:table-row table:style-name="ro2">
          <table:table-cell office:value-type="string" calcext:value-type="string">
            <text:p>Other agricultural programmes</text:p>
          </table:table-cell>
          <table:table-cell office:value-type="float" office:value="6.67" calcext:value-type="float">
            <text:p>6.67</text:p>
          </table:table-cell>
        </table:table-row>
        <table:table-row table:style-name="ro2">
          <table:table-cell office:value-type="string" calcext:value-type="string">
            <text:p>Land reforms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string" calcext:value-type="string">
            <text:p>Minor irrigation</text:p>
          </table:table-cell>
          <table:table-cell office:value-type="float" office:value="88.67" calcext:value-type="float">
            <text:p>88.67</text:p>
          </table:table-cell>
        </table:table-row>
        <table:table-row table:style-name="ro2">
          <table:table-cell office:value-type="string" calcext:value-type="string">
            <text:p>Non-conventional sources of energy</text:p>
          </table:table-cell>
          <table:table-cell office:value-type="float" office:value="858.46" calcext:value-type="float">
            <text:p>858.46</text:p>
          </table:table-cell>
        </table:table-row>
        <table:table-row table:style-name="ro2">
          <table:table-cell office:value-type="string" calcext:value-type="string">
            <text:p>Village and small industries</text:p>
          </table:table-cell>
          <table:table-cell office:value-type="float" office:value="1125.35" calcext:value-type="float">
            <text:p>1125.35</text:p>
          </table:table-cell>
        </table:table-row>
        <table:table-row table:style-name="ro2">
          <table:table-cell office:value-type="string" calcext:value-type="string">
            <text:p>Road and bridges</text:p>
          </table:table-cell>
          <table:table-cell office:value-type="float" office:value="5548.15" calcext:value-type="float">
            <text:p>5548.15</text:p>
          </table:table-cell>
        </table:table-row>
        <table:table-row table:style-name="ro2">
          <table:table-cell office:value-type="string" calcext:value-type="string">
            <text:p>General education</text:p>
          </table:table-cell>
          <table:table-cell office:value-type="float" office:value="4433.06" calcext:value-type="float">
            <text:p>4433.06</text:p>
          </table:table-cell>
        </table:table-row>
        <table:table-row table:style-name="ro2">
          <table:table-cell office:value-type="string" calcext:value-type="string">
            <text:p>Technical education</text:p>
          </table:table-cell>
          <table:table-cell office:value-type="float" office:value="496.18" calcext:value-type="float">
            <text:p>496.18</text:p>
          </table:table-cell>
        </table:table-row>
        <table:table-row table:style-name="ro2">
          <table:table-cell office:value-type="string" calcext:value-type="string">
            <text:p>Family welfare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table-cell office:value-type="string" calcext:value-type="string">
            <text:p>Water supply and sanitation</text:p>
          </table:table-cell>
          <table:table-cell office:value-type="float" office:value="2071.03" calcext:value-type="float">
            <text:p>2071.03</text:p>
          </table:table-cell>
        </table:table-row>
        <table:table-row table:style-name="ro2">
          <table:table-cell office:value-type="string" calcext:value-type="string">
            <text:p>Housing</text:p>
          </table:table-cell>
          <table:table-cell office:value-type="float" office:value="3869.73" calcext:value-type="float">
            <text:p>3869.73</text:p>
          </table:table-cell>
        </table:table-row>
        <table:table-row table:style-name="ro2">
          <table:table-cell office:value-type="string" calcext:value-type="string">
            <text:p>Welfare of SC, ST and OBCs</text:p>
          </table:table-cell>
          <table:table-cell office:value-type="float" office:value="997.74" calcext:value-type="float">
            <text:p>997.74</text:p>
          </table:table-cell>
        </table:table-row>
        <table:table-row table:style-name="ro2">
          <table:table-cell office:value-type="string" calcext:value-type="string">
            <text:p>Social security and welfare</text:p>
          </table:table-cell>
          <table:table-cell office:value-type="float" office:value="2231.85" calcext:value-type="float">
            <text:p>2231.85</text:p>
          </table:table-cell>
        </table:table-row>
        <table:table-row table:style-name="ro2">
          <table:table-cell office:value-type="string" calcext:value-type="string">
            <text:p>Nutrition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Other social services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Special programme for rural development</text:p>
          </table:table-cell>
          <table:table-cell office:value-type="float" office:value="1075.45" calcext:value-type="float">
            <text:p>1075.45</text:p>
          </table:table-cell>
        </table:table-row>
        <table:table-row table:style-name="ro2">
          <table:table-cell office:value-type="string" calcext:value-type="string">
            <text:p>Rural employment</text:p>
          </table:table-cell>
          <table:table-cell office:value-type="float" office:value="2798.4" calcext:value-type="float">
            <text:p>2798.4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1575.87" calcext:value-type="float">
            <text:p>31575.87</text:p>
          </table:table-cell>
        </table:table-row>
      </table:table>
      <table:table table:name="Sheet4" table:style-name="ta1">
        <table:table-column table:style-name="co5" table:number-columns-repeated="3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Tax †</text:p>
          </table:table-cell>
          <table:table-cell office:value-type="string" calcext:value-type="string">
            <text:p>Non-Tax †</text:p>
          </table:table-cell>
        </table:table-row>
        <table:table-row table:style-name="ro2">
          <table:table-cell office:value-type="string" calcext:value-type="string">
            <text:p>1997-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2002-20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string" calcext:value-type="string">
            <text:p>2006-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</table:table-row>
      </table:table>
      <table:table table:name="Sheet5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States/UTs</text:p>
          </table:table-cell>
          <table:table-cell office:value-type="string" calcext:value-type="string">
            <text:p>Status of Constitution of DP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hra Pradesh</text:p>
          </table:table-cell>
          <table:table-cell office:value-type="string" calcext:value-type="string">
            <text:p>Not constitu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unachal Pradesh</text:p>
          </table:table-cell>
          <table:table-cell office:value-type="string" calcext:value-type="string">
            <text:p>Not constitu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am</text:p>
          </table:table-cell>
          <table:table-cell office:value-type="string" calcext:value-type="string">
            <text:p>Not constitu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har</text:p>
          </table:table-cell>
          <table:table-cell office:value-type="string" calcext:value-type="string">
            <text:p>Not constitu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jarat</text:p>
          </table:table-cell>
          <table:table-cell office:value-type="string" calcext:value-type="string">
            <text:p>Not constitu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yana</text:p>
          </table:table-cell>
          <table:table-cell office:value-type="string" calcext:value-type="string">
            <text:p>Only in four districts. Rest under consid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machal Pradesh</text:p>
          </table:table-cell>
          <table:table-cell office:value-type="string" calcext:value-type="string">
            <text:p>Not yet but it is under consid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 and K</text:p>
          </table:table-cell>
          <table:table-cell office:value-type="string" calcext:value-type="string">
            <text:p>Not applic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ataka</text:p>
          </table:table-cell>
          <table:table-cell office:value-type="string" calcext:value-type="string">
            <text:p>Yes, In 17 out of 20 districts. After reorganisation, there are 27 districts. All DPCs will be reconstituted n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rala</text:p>
          </table:table-cell>
          <table:table-cell office:value-type="string" calcext:value-type="string">
            <text:p>Yes, chairperson of DP is chairperson of DP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hya Pradesh</text:p>
          </table:table-cell>
          <table:table-cell office:value-type="string" calcext:value-type="string">
            <text:p>Yes, district in charge ministers are chairpersons responsibilities of district government given to the DP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harashtra</text:p>
          </table:table-cell>
          <table:table-cell office:value-type="string" calcext:value-type="string">
            <text:p>Not constitu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ipur</text:p>
          </table:table-cell>
          <table:table-cell office:value-type="string" calcext:value-type="string">
            <text:p>Yes, in 2 district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ghalaya</text:p>
          </table:table-cell>
          <table:table-cell office:value-type="string" calcext:value-type="string">
            <text:p>Not applic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zoram</text:p>
          </table:table-cell>
          <table:table-cell office:value-type="string" calcext:value-type="string">
            <text:p>Not applic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aland</text:p>
          </table:table-cell>
          <table:table-cell office:value-type="string" calcext:value-type="string">
            <text:p>Not applic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ssa</text:p>
          </table:table-cell>
          <table:table-cell office:value-type="string" calcext:value-type="string">
            <text:p>Yes, chairperson of DP is chairperson of DP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njab</text:p>
          </table:table-cell>
          <table:table-cell office:value-type="string" calcext:value-type="string">
            <text:p>Not yet but constitution is under active conside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jasthan</text:p>
          </table:table-cell>
          <table:table-cell office:value-type="string" calcext:value-type="string">
            <text:p>Yes, ZP president is chairperson of DP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kki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mil Nadu</text:p>
          </table:table-cell>
          <table:table-cell office:value-type="string" calcext:value-type="string">
            <text:p>Yes, will become operational after election of members from panchayats and municipalities. DP is chairperson of DP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ipura</text:p>
          </table:table-cell>
          <table:table-cell office:value-type="string" calcext:value-type="string">
            <text:p>Yes, cabinet-rank ministers are chairpers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ttar Pradesh</text:p>
          </table:table-cell>
          <table:table-cell office:value-type="string" calcext:value-type="string">
            <text:p>Yes, ministers are chairpers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Bengal</text:p>
          </table:table-cell>
          <table:table-cell office:value-type="string" calcext:value-type="string">
            <text:p>Yes, chairperson of DP is chairperson of DP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and N Island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digarh</text:p>
          </table:table-cell>
          <table:table-cell office:value-type="string" calcext:value-type="string">
            <text:p>Not in favour as 90 per cent of population covered by municipa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and N Haveli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an and Diu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T Delhi</text:p>
          </table:table-cell>
          <table:table-cell office:value-type="string" calcext:value-type="string">
            <text:p>State PR Act is under suspen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kshadweep</text:p>
          </table:table-cell>
          <table:table-cell office:value-type="string" calcext:value-type="string">
            <text:p>Yes, chief development commissioner is chairper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ndicherry</text:p>
          </table:table-cell>
          <table:table-cell office:value-type="string" calcext:value-type="string">
            <text:p>Election not hel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23:53:11.506101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1eb16ced50a80b7125fabf09652dbb09393766d2</meta:generator>
    <meta:creation-date>2021-11-15T23:53:14.795804164</meta:creation-date>
    <meta:editing-duration>PT24M9S</meta:editing-duration>
    <meta:editing-cycles>17</meta:editing-cycles>
    <meta:initial-creator>Ashok Koyi</meta:initial-creator>
    <dc:date>2021-11-16T00:17:28.393894004</dc:date>
    <dc:creator>Ashok Koyi</dc:creator>
    <meta:document-statistic meta:table-count="5" meta:cell-count="424" meta:object-count="0"/>
    <meta:template xlink:type="simple" xlink:actuate="onRequest" xlink:title="default" xlink:href="../../../../../../../../../snap/libreoffice/236/.config/libreoffice/4/user/template/default.ots" meta:date="2021-11-15T23:53:12.306668800"/>
  </office:meta>
</office:document-meta>
</file>